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margin-left="0.5in" fo:margin-right="0in" fo:text-indent="0in" style:auto-text-indent="false"/>
      <style:text-properties fo:font-size="11pt" style:font-size-asian="11pt" style:font-size-complex="11pt"/>
    </style:style>
    <style:style style:name="P3" style:family="paragraph" style:parent-style-name="Normal_20__28_Web_29_">
      <style:paragraph-properties style:line-height-at-least="0.1874in" fo:background-color="#ffffff">
        <style:background-image/>
      </style:paragraph-properties>
      <style:text-properties fo:font-size="11pt" style:font-size-asian="11pt" style:font-size-complex="11pt"/>
    </style:style>
    <style:style style:name="P4" style:family="paragraph" style:parent-style-name="Standard" style:master-page-name="Standard">
      <style:paragraph-properties style:page-number="auto"/>
      <style:text-properties fo:font-size="11pt" style:font-size-asian="11pt" style:font-size-complex="11pt"/>
    </style:style>
    <style:style style:name="P5" style:family="paragraph" style:parent-style-name="Standard" style:list-style-name="WW8Num2"/>
    <style:style style:name="P6" style:family="paragraph" style:parent-style-name="Standard" style:list-style-name="WW8Num2">
      <style:text-properties fo:font-size="11pt" style:font-size-asian="11pt" style:font-size-complex="11pt"/>
    </style:style>
    <style:style style:name="P7" style:family="paragraph" style:parent-style-name="Standard">
      <style:text-properties officeooo:paragraph-rsid="0020ddc0"/>
    </style:style>
    <style:style style:name="P8" style:family="paragraph" style:parent-style-name="Standard">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P9" style:family="paragraph" style:parent-style-name="Normal_20__28_Web_29_">
      <style:paragraph-properties style:line-height-at-least="0.1874in" fo:background-color="#ffffff">
        <style:background-image/>
      </style:paragraph-properties>
      <style:text-properties officeooo:paragraph-rsid="0020ddc0"/>
    </style:style>
    <style:style style:name="T1" style:family="text">
      <style:text-properties fo:font-size="11pt" style:font-size-asian="11pt" style:font-size-complex="11pt"/>
    </style:style>
    <style:style style:name="T2" style:family="text">
      <style:text-properties fo:font-size="11pt" officeooo:rsid="00178035" style:font-size-asian="11pt" style:font-size-complex="11pt"/>
    </style:style>
    <style:style style:name="T3" style:family="text">
      <style:text-properties fo:font-size="11pt" officeooo:rsid="001a2c07" style:font-size-asian="11pt" style:font-size-complex="11pt"/>
    </style:style>
    <style:style style:name="T4" style:family="text">
      <style:text-properties fo:font-size="11pt" officeooo:rsid="001f4fca" style:font-size-asian="11pt" style:font-size-complex="11pt"/>
    </style:style>
    <style:style style:name="T5" style:family="text">
      <style:text-properties fo:font-size="11pt" officeooo:rsid="0020ddc0" style:font-size-asian="11pt" style:font-size-complex="11pt"/>
    </style:style>
    <style:style style:name="T6" style:family="text">
      <style:text-properties fo:font-size="11pt" fo:font-style="italic" style:font-size-asian="11pt" style:font-style-asian="italic" style:font-size-complex="11pt"/>
    </style:style>
    <style:style style:name="T7" style:family="text">
      <style:text-properties fo:font-style="italic" style:font-style-asian="italic"/>
    </style:style>
    <style:style style:name="T8" style:family="text">
      <style:text-properties officeooo:rsid="00178035"/>
    </style:style>
    <style:style style:name="T9" style:family="text">
      <style:text-properties officeooo:rsid="001a2c07"/>
    </style:style>
    <style:style style:name="T10" style:family="text">
      <style:text-properties officeooo:rsid="001d8b41"/>
    </style:style>
    <style:style style:name="T11" style:family="text">
      <style:text-properties officeooo:rsid="001f4fca"/>
    </style:style>
    <style:style style:name="T12" style:family="text">
      <style:text-properties officeooo:rsid="0020ddc0"/>
    </style:style>
    <style:style style:name="T13" style:family="text">
      <style:text-properties fo:font-variant="normal" fo:text-transform="none" style:use-window-font-color="true" style:font-name="Times New Roman" fo:font-size="11pt" fo:letter-spacing="normal" fo:language="en" fo:country="US" fo:font-style="normal" fo:font-weight="normal" style:font-name-asian="Times New Roman" style:font-size-asian="11pt" style:font-name-complex="Times New Roman" style:font-size-complex="11pt" style:language-complex="ar" style:country-complex="SA"/>
    </style:style>
    <style:style style:name="T14" style:family="text">
      <style:text-properties fo:font-variant="normal" fo:text-transform="none" style:use-window-font-color="true" style:font-name="Times New Roman" fo:font-size="11pt" fo:letter-spacing="normal" fo:language="en" fo:country="US" fo:font-style="normal" fo:font-weight="normal" officeooo:rsid="001f4fca" style:font-name-asian="Times New Roman" style:font-size-asian="11pt" style:font-name-complex="Times New Roman" style:font-size-complex="11pt" style:language-complex="ar" style:country-complex="SA"/>
    </style:style>
    <style:style style:name="T15" style:family="text">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eve Atkins, Ph.D.</text:p>
      <text:p text:style-name="P1">910 Francesca Court</text:p>
      <text:p text:style-name="P1">Punta Gorda, Fl 33950</text:p>
      <text:p text:style-name="P1">(336)710-9122</text:p>
      <text:p text:style-name="P1"/>
      <text:p text:style-name="P1"><text:span text:style-name="T8">November 22,</text:span> 201<text:span text:style-name="T8">3</text:span></text:p>
      <text:p text:style-name="P1"/>
      <text:p text:style-name="P7"><text:span text:style-name="T4">Search Committee: USF </text:span><text:span text:style-name="T13">Learning and Development Coordinator</text:span><text:span text:style-name="T15">:</text:span></text:p>
      <text:p text:style-name="P8"/>
      <text:p text:style-name="P9"><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text:span><text:span text:style-name="T14">Learning and Development Coordinator</text:span><text:span text:style-name="T2">.</text:span><text:span text:style-name="T1"> </text:span><text:span text:style-name="T2">T</text:span><text:span text:style-name="T1">hroughout my tenure </text:span><text:span text:style-name="T2">as</text:span><text:span text:style-name="T1"> college administratio</text:span><text:span text:style-name="T2">n and faculty</text:span><text:span text:style-name="T1">, I have worked diligently to engender a culture that measures its success relative to </text:span>improving student learning and enhancing the lives of students<text:span text:style-name="T1">. I have broad </text:span><text:span text:style-name="T4">experience and an in-depth </text:span><text:span text:style-name="T1">understanding of the challenges and opportunities </text:span><text:span text:style-name="T4">in the field of faculty development</text:span><text:span text:style-name="T1"> and welcome the chance to meet with the search committee to discuss my candidacy. </text:span></text:p>
      <text:p text:style-name="P3">I am attaching my curriculum vitae to this letter, along with artifacts that support my capabilities and competence and the names and contact information of individuals who will serve as my references. <text:span text:style-name="T9">Moreover, my transcripts depict that I have a bachelors, masters degrees in mathematics and mathematics education, respectively, and an earned doctorate in curriculum and instruction. </text:span>I am also listing below certain of my accomplishments and interests that fit most closely with my perception of what <text:span text:style-name="T12">USF</text:span> is seeking in <text:span text:style-name="T11">the position:</text:span></text:p>
      <text:list xml:id="list3293720480800573045" text:style-name="WW8Num2">
        <text:list-item>
          <text:p text:style-name="P6">I have successfully served two colleges in a variety of roles, one in North Carolina and the other in Florida. I spent twenty-one years at Surry Community College in North Carolina as full-time faculty member, Dean of Arts and Sciences, and Vice President of Academic and Student Affairs. For the past four years I have been employed by Edison State College (ESC). I was originally hired as Dean of Edison’s Charlotte campus and after my first year was promoted to District Vice President of Academic and Student Affairs where I served for three years. </text:p>
        </text:list-item>
        <text:list-item>
          <text:p text:style-name="P5"><text:span text:style-name="T1">During my tenure at Surry CC, I developed a reputation for innovation. In particular, I led the development of a novel program to support the local wine industry that resulted in Surry Community College becoming the only post secondary institution on the east coast, with the exception of Cornell University, with a commercial teaching winery, vineyard, and enology laboratory. In fact, the program and its role in developing partnerships to support the region’s economic development were featured in the </text:span><text:span text:style-name="T6">New York Times</text:span><text:span text:style-name="T1">, the </text:span><text:span text:style-name="T6">London Financial Times</text:span><text:span text:style-name="T1">, and on </text:span><text:span text:style-name="T6">National Public Radio</text:span><text:span text:style-name="T1">. <text:s text:c="2"/></text:span></text:p>
        </text:list-item>
        <text:list-item>
          <text:p text:style-name="P6">At SCC, I spearheaded a nationally recognized Learning Initiative and Quality Enhancement Plan. Specific activities included initiation of a professional development model in critical thinking, implementation of an institutional portfolio model for assessing learning outcomes, development of the college’s faculty evaluation model to accommodate a learning-centered perspective, and implementation of a First-Year Experience Program. </text:p>
        </text:list-item>
        <text:list-item>
          <text:p text:style-name="P5"><text:span text:style-name="T1">The SCC Learning Initiative resulted in national and international recognition for the college and culminated in attaining the Excellence in Critical Thinking Award at the 26th International 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7">Community College Journal</text:span>. The article, entitled “Effective Educational Practice,” explains how the college brought <text:soft-page-break/>together faculty to discuss ways to decrease the amount of class time spent on lecture and increase the amount of time students work together to process information and generate their own solutions to problems. In addition to this publication, the college was featured in the SACS Accreditation Toolkit as an example of how colleges are using the <text:span text:style-name="T7">Community College of Survey of Student Engagement</text:span> (<text:span text:style-name="T7">CCSSE</text:span>) data to promote student learning throughout the accreditation review process. .</text:p>
        </text:list-item>
        <text:list-item>
          <text:p text:style-name="P5"><text:span text:style-name="T1">In 2003, at Dr. Terry O’Banion’s request, I co-authored an article published in the League for Innovation in the Community College’s </text:span><text:span text:style-name="T6">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6">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p>
        </text:list-item>
        <text:list-item>
          <text:p text:style-name="P6">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p>
        </text:list-item>
        <text:list-item>
          <text:p text:style-name="P6">During my tenure at ESC, the college experienced a 42% increase in FTE over a three-year period. Inherent to the growth was a significant increase in the number of students testing into developmental studies courses. The shift in student learning needs, combined with historical challenges of student success and retention, prompted a sustained and deliberate effort to develop an improvement plan focusing on the entire experience of first-year students. In fall 2008, I led more than 80 faculty, staff, students and administrators in a comprehensive self-study, under the auspices of the Foundations of Excellence® in the First College Year (FOE), with Dr. John N. Gardner serving as an advisor and consultant. The implementation of this important study is in process and will serve as one of the foundational elements for the institution’s Quality Enhancement Plan (QEP).</text:p>
        </text:list-item>
        <text:list-item>
          <text:p text:style-name="P6">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p>
        </text:list-item>
        <text:list-item>
          <text:p text:style-name="P6">In 2010, I led the development of a learning-centered adjunct evaluation model that more closely resembles the in-depth analysis reflected in the expectations of teaching and learning of full-time faculty. The unique adjunct evaluation model included development of rubrics to ensure consistency of the evaluations by faculty chairs and academic administrators.  The process includes a portfolio that aligns teaching practices and goals with evaluation instruments and other methods for analyzing teaching and learning.  <text:s/></text:p>
        </text:list-item>
        <text:list-item>
          <text:p text:style-name="P6"><text:soft-page-break/>From 2008 to present, I have facilitated the successful implementation of nine new baccalaureate degree programs at ESC, served as the institution’s liaison for SACS, and provided leadership and expertise in the development of the College’s Quality Enhancement Plan.</text:p>
        </text:list-item>
      </text:list>
      <text:p text:style-name="P2"/>
      <text:p text:style-name="P2"/>
      <text:p text:style-name="P1">Perhaps my greatest strength is working closely with college faculty and administration in the implementation of assessment processes for courses, programs and degrees. M<text:span text:style-name="T9">y</text:span> resume will depict that I have an abundance of experience mentoring, training and supporting faculty and academic leadership in the creation of learning outcomes, and strategies and tools used to assess these outcomes. Moreover, I have developed professional development models and Academic Support Centers at two colleges that focus on professional development <text:span text:style-name="T9">of college faculty and student academic support</text:span>.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p>
      <text:p text:style-name="P1"/>
      <text:p text:style-name="P1">There are several reasons I would very much like to serve <text:span text:style-name="T12">USF</text:span>. For years, I have been charged with transforming college<text:span text:style-name="T9">s</text:span>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text:span text:style-name="T9">students</text:span>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text:span text:style-name="T10">university</text:span> experience that is the best that it can be.</text:p>
      <text:p text:style-name="P1"/>
      <text:p text:style-name="P1">Enclosed is my resume for your review. I would like to be considered for the position and look forward to beginning discussions soon.</text:p>
      <text:p text:style-name="P1"/>
      <text:p text:style-name="P1">Sincerely,</text:p>
      <text:p text:style-name="P1"/>
      <text:p text:style-name="P1"/>
      <text:p text:style-name="P1"/>
      <text:p text:style-name="P1">Steve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07-16T16:20:00</meta:creation-date>
    <dc:date>2013-11-22T11:35:41.219000000</dc:date>
    <meta:print-date>2011-04-20T10:25:00</meta:print-date>
    <meta:editing-cycles>2</meta:editing-cycles>
    <meta:editing-duration>P15824DT17H31M44S</meta:editing-duration>
    <meta:generator>LibreOffice/4.1.1.2$Windows_x86 LibreOffice_project/7e4286b58adc75a14f6d83f53a03b6c11fa2903</meta:generator>
    <meta:document-statistic meta:table-count="0" meta:image-count="0" meta:object-count="0" meta:page-count="3" meta:paragraph-count="24" meta:word-count="1585" meta:character-count="10463" meta:non-whitespace-character-count="8901"/>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